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chtig:</text:p>
      <text:list xml:id="list1356664061571416161" text:style-name="L1">
        <text:list-item>
          <text:p text:style-name="P1">Kampfsystem</text:p>
        </text:list-item>
        <text:list-item>
          <text:p text:style-name="P1">Wilde Pokemon</text:p>
        </text:list-item>
        <text:list-item>
          <text:p text:style-name="P1">Levelsystem + Entwicklungen</text:p>
        </text:list-item>
        <text:list-item>
          <text:p text:style-name="P1">Trainer + NPCs</text:p>
        </text:list-item>
        <text:list-item>
          <text:p text:style-name="P1">Maps</text:p>
        </text:list-item>
      </text:list>
      <text:p text:style-name="Standard"/>
      <text:p text:style-name="Standard">Später:</text:p>
      <text:list xml:id="list9020428043517820971" text:style-name="L2">
        <text:list-item>
          <text:p text:style-name="P2">Voll funktionsfähiges Kampfsystem</text:p>
        </text:list-item>
        <text:list-item>
          <text:p text:style-name="P2">Beutel</text:p>
        </text:list-item>
        <text:list-item>
          <text:p text:style-name="P2">Pokedex</text:p>
        </text:list-item>
        <text:list-item>
          <text:p text:style-name="P2">Arenaleiter</text:p>
        </text:list-item>
        <text:list-item>
          <text:p text:style-name="P2">Pokemon-Center und Markt</text:p>
        </text:list-item>
        <text:list-item>
          <text:p text:style-name="P2">Pokemon-Pension</text:p>
        </text:list-item>
        <text:list-item>
          <text:p text:style-name="P2">Mega-Entwicklungen</text:p>
        </text:list-item>
        <text:list-item>
          <text:p text:style-name="P2">Anglen</text:p>
        </text:list-item>
      </text:list>
      <text:p text:style-name="Standard"/>
      <text:p text:style-name="Standard">Optional:</text:p>
      <text:list xml:id="list8477860009304762459" text:style-name="L3">
        <text:list-item>
          <text:p text:style-name="P3">Kampfkamera</text:p>
        </text:list-item>
        <text:list-item>
          <text:p text:style-name="P3">Kampf-Statistiken</text:p>
        </text:list-item>
        <text:list-item>
          <text:p text:style-name="P3">Online-Funk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13S</meta:editing-duration>
    <meta:editing-cycles>4</meta:editing-cycles>
    <meta:generator>OpenOffice/4.1.1$Win32 OpenOffice.org_project/411m6$Build-9775</meta:generator>
    <dc:date>2019-07-15T16:15:35.91</dc:date>
    <meta:document-statistic meta:table-count="0" meta:image-count="0" meta:object-count="0" meta:page-count="1" meta:paragraph-count="19" meta:word-count="44" meta:character-count="272"/>
    <meta:user-defined meta:name="Info 1"/>
    <meta:user-defined meta:name="Info 2"/>
    <meta:user-defined meta:name="Info 3"/>
    <meta:user-defined meta:name="Info 4"/>
  </office:meta>
</office:document-meta>
</file>